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Hello world.</text:p>
      <text:p text:style-name="Normal">This is a test data for a test file<text:s/><text:span text:style-name="T2">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harma, Amit K</meta:initial-creator>
    <dc:creator>Sharma, Amit K</dc:creator>
    <meta:creation-date>2015-07-31T13:14:00Z</meta:creation-date>
    <dc:date>2015-07-31T13:14:00Z</dc:date>
    <meta:print-date>2015-07-31T13:13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7" meta:character-count="50" meta:row-count="1" meta:non-whitespace-character-count="44"/>
  </office:meta>
</office:document-meta>
</file>